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5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/>
      <table:table table:name="Sheet1" table:style-name="ta1" table:print-ranges="Sheet1.B2:Sheet1.G10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1" table:default-cell-style-name="ce5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oad Balancer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Dock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okout BO</text:p>
          </table:table-cell>
          <table:table-cell office:value-type="string" calcext:value-type="string">
            <text:p>dokout.bo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80" calcext:value-type="float">
            <text:p>8080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8:20:00.472700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6-10-12T18:23:51.885107897</dc:date>
    <meta:editing-duration>PT1H19M16S</meta:editing-duration>
    <meta:editing-cycles>9</meta:editing-cycles>
    <meta:generator>LibreOffice/5.1.4.2$Linux_X86_64 LibreOffice_project/10m0$Build-2</meta:generator>
    <meta:printed-by>Shy Alter</meta:printed-by>
    <meta:print-date>2016-10-12T14:31:43.462314051</meta:print-date>
    <meta:document-statistic meta:table-count="1" meta:cell-count="60" meta:object-count="0"/>
  </office:meta>
</office:document-meta>
</file>